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7de0" officeooo:paragraph-rsid="0013e3d8"/>
    </style:style>
    <style:style style:name="P2" style:family="paragraph" style:parent-style-name="Standard">
      <style:text-properties officeooo:paragraph-rsid="00117de0"/>
    </style:style>
    <style:style style:name="T1" style:family="text">
      <style:text-properties officeooo:rsid="00117de0"/>
    </style:style>
    <style:style style:name="T2" style:family="text">
      <style:text-properties officeooo:rsid="0013e3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i går till Caltix Kelbar som likt alltid står utanför sitt luftskepp och påtar I bland diverse grunkor av alla möjliga slag. Luftskeppet har fortfarande inte slutat förundra er. Det sitter förankrat med flertalet grova rep som gnekar I vinden. Men även om tanken att flyga känns lockande så skulle ni nog alldrig sätta er I ett luftskepp styrt av den tankspridde Caltix Kelbar.</text:span></text:p>
      <text:p text:style-name="P2"/>
      <text:p text:style-name="P2"><text:line-break/>Caltix Kelb<text:span text:style-name="T1">ar<text:line-break/><text:line-break/>Utseende:</text:span></text:p>
      <text:p text:style-name="P1">Caltix har vitt hår som står åt alla håll. Han ger ett allmänt skröppligt och gammalt intryck.<text:line-break/>Hans gröna ögon som verkar lysa får en att fundera på om det som sägs om gnomer ändå kan vara sant. Att de skapades av gudarna direkt ur ädelstenarna under marken. <text:s/><text:line-break/>På sin krökta näsa bär han tjocka glasögon. På ena ögat sitter en juvelerarlupp.<text:line-break/><text:span text:style-name="T2">Han ler när han ser er.<text:line-break/><text:line-break/><text:line-break/><text:line-break/><text:line-break/>Möjliga händelser<text:line-break/>- Handla</text:span></text:p>
      <text:p text:style-name="P1"/>
      <text:p text:style-name="P1"><text:span text:style-name="T2">Celtix vinkar in er I luftskeppet eftersom han måste leta efter det ni precis köpt. <text:line-break/><text:line-break/>Utseende: </text:span></text:p>
      <text:p text:style-name="P1"><text:span text:style-name="T2">I luftskeppet ser ni bokhyllor fyllda med underliga små saker, böcker och skräp. <text:line-break/><text:line-break/>Celtix slår huvudet I en bordsskiva när han reser sig. Ni ser hur en rödfärgad glasflaska som varit placerad högst upp på en ca meterhög trave böcker börjar vinglar till och faller mot marken. <text:line-break/><text:line-break/>D6 potion of explotion.<text:line-break/><text:line-break/><text:line-break/><text:line-break/><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1:24:37.725758119</meta:creation-date>
    <dc:date>2018-10-15T11:43:32.442964992</dc:date>
    <meta:editing-duration>PT8M4S</meta:editing-duration>
    <meta:editing-cycles>2</meta:editing-cycles>
    <meta:generator>LibreOffice/6.0.6.2$Linux_X86_64 LibreOffice_project/00m0$Build-2</meta:generator>
    <meta:document-statistic meta:table-count="0" meta:image-count="0" meta:object-count="0" meta:page-count="1" meta:paragraph-count="5" meta:word-count="206" meta:character-count="1203" meta:non-whitespace-character-count="980"/>
  </office:meta>
</office:document-meta>
</file>